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style mathvariant="bold">
            <mrow>
              <mi>j</mi>
            </mrow>
          </mstyle>
        </mrow>
        <mtext>F</mtext>
      </msub>
      <mrow>
        <mi/>
        <mo stretchy="false">=</mo>
        <mi/>
      </mrow>
      <mn>0</mn>
      <mi/>
      <mi mathvariant="normal">:</mi>
      <mi/>
      <msub>
        <mi>H</mi>
        <mrow>
          <mn>2</mn>
          <mi>t</mi>
        </mrow>
      </msub>
      <mrow>
        <mi/>
        <mo stretchy="false">=</mo>
        <mi/>
      </mrow>
      <msub>
        <mi>H</mi>
        <mrow>
          <mn>1</mn>
          <mi>t</mi>
        </mrow>
      </msub>
      <mi/>
      <mo stretchy="false">⇔</mo>
      <mi/>
      <msub>
        <mi>B</mi>
        <mrow>
          <mn>2</mn>
          <mi>t</mi>
        </mrow>
      </msub>
      <mrow>
        <mi/>
        <mo stretchy="false">=</mo>
        <mi/>
      </mrow>
      <mfrac>
        <mrow>
          <msubsup>
            <mo stretchy="false">μ</mo>
            <mtext>r</mtext>
            <mrow>
              <mrow>
                <mo stretchy="false">(</mo>
                <mrow>
                  <mn>2</mn>
                </mrow>
                <mo stretchy="false">)</mo>
              </mrow>
            </mrow>
          </msubsup>
        </mrow>
        <mrow>
          <msubsup>
            <mo stretchy="false">μ</mo>
            <mtext>r</mtext>
            <mrow>
              <mrow>
                <mo stretchy="false">(</mo>
                <mrow>
                  <mn>1</mn>
                </mrow>
                <mo stretchy="false">)</mo>
              </mrow>
            </mrow>
          </msubsup>
        </mrow>
      </mfrac>
      <msub>
        <mi>B</mi>
        <mrow>
          <mn>1</mn>
          <mi>t</mi>
        </mrow>
      </msub>
    </mrow>
    <annotation encoding="StarMath 5.0">{bold j} _"F" `=` 0 `:~ H _{2 t} `=` H _{1 t} ~dlrarrow~ B _{2 t} `=` {%mu _"r" ^{(2)}} over {%mu _"r" ^{(1)}} B _{1 t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00:41:27.685000000</meta:creation-date>
    <meta:generator>LibreOffice/4.1.4.2$Windows_x86 LibreOffice_project/0a0440ccc0227ad9829de5f46be37cfb6edcf72</meta:generator>
  </office:meta>
</office:document-meta>
</file>